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1000003B200000066C33B7CCB.png" manifest:media-type="image/pn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officeooo:paragraph-rsid="00595897"/>
    </style:style>
    <style:style style:name="P2" style:family="paragraph" style:parent-style-name="Standard">
      <style:paragraph-properties fo:margin-top="0.494cm" fo:margin-bottom="0.494cm" style:contextual-spacing="false" fo:line-height="150%" fo:text-align="justify" style:justify-single-word="false"/>
      <style:text-properties officeooo:paragraph-rsid="008d8197"/>
    </style:style>
    <style:style style:name="P3" style:family="paragraph" style:parent-style-name="Standard">
      <style:paragraph-properties fo:margin-left="0.635cm" fo:margin-top="0.494cm" fo:margin-bottom="0.494cm" style:contextual-spacing="false" fo:line-height="150%" fo:text-align="justify" style:justify-single-word="false"/>
      <style:text-properties officeooo:paragraph-rsid="008d8197"/>
    </style:style>
    <style:style style:name="P4" style:family="paragraph" style:parent-style-name="Text_20_body">
      <style:paragraph-properties fo:margin-left="0cm" fo:line-height="150%" fo:text-align="justify" style:justify-single-word="false" fo:text-indent="1.251cm" style:auto-text-indent="false"/>
      <style:text-properties fo:font-style="normal" officeooo:rsid="005aa1ac" officeooo:paragraph-rsid="005aa1ac" style:font-style-asian="normal" style:font-style-complex="normal"/>
    </style:style>
    <style:style style:name="P5" style:family="paragraph" style:parent-style-name="Header">
      <style:paragraph-properties fo:text-align="center" style:justify-single-word="false" fo:text-indent="1.251cm" style:auto-text-indent="false"/>
      <style:text-properties style:font-name="Liberation Serif" officeooo:paragraph-rsid="0016a7c6"/>
    </style:style>
    <style:style style:name="P6" style:family="paragraph" style:parent-style-name="Header">
      <style:paragraph-properties fo:text-align="center" style:justify-single-word="false" fo:text-indent="1.251cm" style:auto-text-indent="false"/>
      <style:text-properties style:font-name="Liberation Serif" officeooo:rsid="001724df" officeooo:paragraph-rsid="001724df"/>
    </style:style>
    <style:style style:name="P7" style:family="paragraph" style:parent-style-name="Header">
      <style:paragraph-properties fo:text-align="center" style:justify-single-word="false" fo:text-indent="0cm" style:auto-text-indent="false"/>
      <style:text-properties style:font-name="Liberation Serif" officeooo:rsid="001724df" officeooo:paragraph-rsid="001724df"/>
    </style:style>
    <style:style style:name="P8" style:family="paragraph" style:parent-style-name="Header">
      <style:paragraph-properties fo:text-align="end" style:justify-single-word="false" fo:text-indent="1.251cm" style:auto-text-indent="false"/>
      <style:text-properties style:font-name="Liberation Serif" officeooo:rsid="001724df" officeooo:paragraph-rsid="001724df"/>
    </style:style>
    <style:style style:name="P9" style:family="paragraph" style:parent-style-name="Standard">
      <style:paragraph-properties fo:text-align="end" style:justify-single-word="false" fo:text-indent="1.251cm" style:auto-text-indent="false"/>
      <style:text-properties style:font-name="Liberation Serif" officeooo:rsid="001724df" officeooo:paragraph-rsid="001724df"/>
    </style:style>
    <style:style style:name="P10" style:family="paragraph" style:parent-style-name="Header">
      <style:paragraph-properties fo:text-align="end" style:justify-single-word="false" fo:text-indent="1.251cm" style:auto-text-indent="false"/>
      <style:text-properties style:font-name="Liberation Serif" officeooo:rsid="00185cc9" officeooo:paragraph-rsid="001724df"/>
    </style:style>
    <style:style style:name="P11" style:family="paragraph" style:parent-style-name="Header">
      <style:paragraph-properties fo:text-align="start" style:justify-single-word="false" fo:text-indent="1.251cm" style:auto-text-indent="false"/>
      <style:text-properties style:font-name="Liberation Serif" fo:font-weight="bold" officeooo:rsid="00185cc9" officeooo:paragraph-rsid="00185cc9" style:font-weight-asian="bold" style:font-weight-complex="bold"/>
    </style:style>
    <style:style style:name="P12" style:family="paragraph" style:parent-style-name="Contents_20_1">
      <style:paragraph-properties>
        <style:tab-stops>
          <style:tab-stop style:position="16.499cm" style:type="right" style:leader-style="dotted" style:leader-text="."/>
        </style:tab-stops>
      </style:paragraph-properties>
    </style:style>
    <style:style style:name="P13" style:family="paragraph" style:parent-style-name="Contents_20_Heading">
      <style:paragraph-properties fo:break-before="page"/>
    </style:style>
    <style:style style:name="P14" style:family="paragraph" style:parent-style-name="Drawing">
      <style:paragraph-properties fo:text-align="center" style:justify-single-word="false"/>
    </style:style>
    <style:style style:name="P15" style:family="paragraph" style:parent-style-name="Standard">
      <style:paragraph-properties fo:text-align="justify" style:justify-single-word="false" fo:text-indent="0cm" style:auto-text-indent="false"/>
      <style:text-properties officeooo:paragraph-rsid="008d8197"/>
    </style:style>
    <style:style style:name="P16" style:family="paragraph" style:parent-style-name="Standard">
      <style:paragraph-properties fo:text-align="justify" style:justify-single-word="false"/>
      <style:text-properties officeooo:paragraph-rsid="00906ab9"/>
    </style:style>
    <style:style style:name="P17" style:family="paragraph" style:parent-style-name="Text_20_body">
      <style:text-properties officeooo:paragraph-rsid="008d8a1b"/>
    </style:style>
    <style:style style:name="P18" style:family="paragraph" style:parent-style-name="Text_20_body">
      <style:text-properties officeooo:paragraph-rsid="008f0f52"/>
    </style:style>
    <style:style style:name="P19" style:family="paragraph" style:parent-style-name="Text_20_body">
      <style:text-properties officeooo:paragraph-rsid="008fc482"/>
    </style:style>
    <style:style style:name="P20" style:family="paragraph" style:parent-style-name="Heading_20_1">
      <style:paragraph-properties fo:text-indent="1.251cm" style:auto-text-indent="false" fo:break-before="page"/>
      <style:text-properties style:font-name="Liberation Serif" fo:font-size="12pt" officeooo:paragraph-rsid="001b8e01" style:font-size-asian="12pt" style:font-size-complex="12pt"/>
    </style:style>
    <style:style style:name="P21" style:family="paragraph" style:parent-style-name="Heading_20_1">
      <style:text-properties officeooo:paragraph-rsid="00906f18"/>
    </style:style>
    <style:style style:name="P22" style:family="paragraph" style:parent-style-name="Heading_20_1">
      <style:paragraph-properties fo:margin-left="0cm" fo:line-height="150%" fo:text-align="justify" style:justify-single-word="false" fo:text-indent="0cm" style:auto-text-indent="false" fo:break-before="page"/>
      <style:text-properties officeooo:paragraph-rsid="0050af84"/>
    </style:style>
    <style:style style:name="P23" style:family="paragraph" style:parent-style-name="Heading_20_1">
      <style:paragraph-properties fo:margin-left="0cm" fo:line-height="150%" fo:text-align="justify" style:justify-single-word="false" fo:text-indent="1.251cm" style:auto-text-indent="false"/>
      <style:text-properties officeooo:paragraph-rsid="0056ca66"/>
    </style:style>
    <style:style style:name="P24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P25" style:family="paragraph" style:parent-style-name="Standard" style:list-style-name="WWNum6">
      <style:paragraph-properties fo:margin-top="0.494cm" fo:margin-bottom="0cm" style:contextual-spacing="false" fo:line-height="150%" fo:text-align="justify" style:justify-single-word="false"/>
      <style:text-properties officeooo:paragraph-rsid="008d8197"/>
    </style:style>
    <style:style style:name="P26" style:family="paragraph" style:parent-style-name="Standard" style:list-style-name="WWNum6">
      <style:paragraph-properties fo:margin-top="0cm" fo:margin-bottom="0cm" style:contextual-spacing="false" fo:line-height="150%" fo:text-align="justify" style:justify-single-word="false"/>
      <style:text-properties officeooo:paragraph-rsid="008d8197"/>
    </style:style>
    <style:style style:name="P27" style:family="paragraph" style:parent-style-name="Standard" style:list-style-name="WWNum6">
      <style:paragraph-properties fo:margin-top="0cm" fo:margin-bottom="0.494cm" style:contextual-spacing="false" fo:line-height="150%" fo:text-align="justify" style:justify-single-word="false"/>
      <style:text-properties officeooo:paragraph-rsid="008d8197"/>
    </style:style>
    <style:style style:name="P28" style:family="paragraph" style:parent-style-name="Standard">
      <style:paragraph-properties fo:margin-left="1.27cm" fo:margin-top="0.494cm" fo:margin-bottom="0.494cm" style:contextual-spacing="false" fo:line-height="150%" fo:text-align="justify" style:justify-single-word="false"/>
      <style:text-properties officeooo:paragraph-rsid="008d8197"/>
    </style:style>
    <style:style style:name="P29" style:family="paragraph" style:parent-style-name="Standard">
      <style:paragraph-properties fo:margin-top="0.494cm" fo:margin-bottom="0.494cm" style:contextual-spacing="false" fo:line-height="150%" fo:text-align="justify" style:justify-single-word="false" fo:text-indent="0.635cm" style:auto-text-indent="false"/>
      <style:text-properties officeooo:paragraph-rsid="008d8197"/>
    </style:style>
    <style:style style:name="P30" style:family="paragraph" style:parent-style-name="Standard">
      <style:paragraph-properties fo:margin-top="0.494cm" fo:margin-bottom="0.494cm" style:contextual-spacing="false" fo:line-height="150%" fo:text-align="justify" style:justify-single-word="false"/>
      <style:text-properties officeooo:paragraph-rsid="008d8197"/>
    </style:style>
    <style:style style:name="P31" style:family="paragraph" style:parent-style-name="Standard">
      <style:paragraph-properties fo:margin-top="0.423cm" fo:margin-bottom="0cm" style:contextual-spacing="false" fo:line-height="150%" fo:text-align="center" style:justify-single-word="false" fo:text-indent="1.251cm" style:auto-text-indent="false"/>
      <style:text-properties style:font-name="Liberation Serif" officeooo:paragraph-rsid="0016a7c6"/>
    </style:style>
    <style:style style:name="P32" style:family="paragraph" style:parent-style-name="Standard">
      <style:paragraph-properties fo:margin-top="0.423cm" fo:margin-bottom="0cm" style:contextual-spacing="false" fo:line-height="150%" fo:text-align="center" style:justify-single-word="false" fo:text-indent="0cm" style:auto-text-indent="false"/>
      <style:text-properties style:font-name="Liberation Serif" officeooo:paragraph-rsid="001724df"/>
    </style:style>
    <style:style style:name="P33" style:family="paragraph" style:parent-style-name="Standard">
      <style:paragraph-properties fo:margin-top="0.423cm" fo:margin-bottom="0cm" style:contextual-spacing="false" fo:line-height="150%" fo:text-align="center" style:justify-single-word="false" fo:text-indent="1.251cm" style:auto-text-indent="false"/>
      <style:text-properties style:font-name="Liberation Serif" officeooo:rsid="0016a7c6" officeooo:paragraph-rsid="0016a7c6"/>
    </style:style>
    <style:style style:name="P34" style:family="paragraph" style:parent-style-name="Standard">
      <style:paragraph-properties fo:margin-top="0.494cm" fo:margin-bottom="0.494cm" style:contextual-spacing="false" fo:line-height="150%" fo:text-align="justify" style:justify-single-word="false"/>
      <style:text-properties fo:color="#000007" loext:opacity="100%" style:font-name="Times New Roman" officeooo:paragraph-rsid="008d8197" style:font-name-asian="Times New Roman1" style:language-asian="ru" style:country-asian="RU" style:font-name-complex="Times New Roman1"/>
    </style:style>
    <style:style style:name="P35" style:family="paragraph" style:parent-style-name="Standard">
      <style:paragraph-properties fo:margin-left="1.249cm" fo:margin-top="0.494cm" fo:margin-bottom="0.494cm" style:contextual-spacing="false" fo:line-height="150%" fo:text-align="justify" style:justify-single-word="false"/>
      <style:text-properties fo:color="#000007" loext:opacity="100%" style:font-name="Times New Roman" officeooo:paragraph-rsid="008d8197" style:font-name-asian="Times New Roman1" style:language-asian="ru" style:country-asian="RU" style:font-name-complex="Times New Roman1"/>
    </style:style>
    <style:style style:name="P36" style:family="paragraph" style:parent-style-name="Standard">
      <style:paragraph-properties fo:margin-left="0.635cm" fo:margin-top="0.494cm" fo:margin-bottom="0.494cm" style:contextual-spacing="false" fo:line-height="150%" fo:text-align="justify" style:justify-single-word="false"/>
      <style:text-properties fo:color="#000007" loext:opacity="100%" style:font-name="Times New Roman" officeooo:paragraph-rsid="008d8197" style:font-name-asian="Times New Roman1" style:language-asian="ru" style:country-asian="RU" style:font-name-complex="Times New Roman1"/>
    </style:style>
    <style:style style:name="P37" style:family="paragraph" style:parent-style-name="Text_20_body">
      <style:text-properties officeooo:paragraph-rsid="00962f96"/>
    </style:style>
    <style:style style:name="T1" style:family="text">
      <style:text-properties style:font-name="Times New Roman" style:font-name-complex="Times New Roman1"/>
    </style:style>
    <style:style style:name="T2" style:family="text">
      <style:text-properties style:font-name="Times New Roman" officeooo:rsid="001724df" style:font-name-complex="Times New Roman1"/>
    </style:style>
    <style:style style:name="T3" style:family="text">
      <style:text-properties style:font-name="Times New Roman" officeooo:rsid="00906ab9" style:font-name-complex="Times New Roman1"/>
    </style:style>
    <style:style style:name="T4" style:family="text">
      <style:text-properties style:font-name-complex="Times New Roman1"/>
    </style:style>
    <style:style style:name="T5" style:family="text">
      <style:text-properties officeooo:rsid="0016a7c6" style:font-name-complex="Times New Roman1"/>
    </style:style>
    <style:style style:name="T6" style:family="text">
      <style:text-properties officeooo:rsid="008b67f7" style:font-name-complex="Times New Roman1"/>
    </style:style>
    <style:style style:name="T7" style:family="text">
      <style:text-properties fo:color="#000000" loext:opacity="100%">
        <loext:char-complex-color loext:theme-type="dark1" loext:color-type="theme"/>
      </style:text-properties>
    </style:style>
    <style:style style:name="T8" style:family="text">
      <style:text-properties fo:color="#000000" loext:opacity="100%" style:font-name="Liberation Serif" fo:font-size="12pt" officeooo:rsid="0050af84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9" style:family="text">
      <style:text-properties fo:color="#000000" loext:opacity="100%" style:font-name="Liberation Serif" fo:font-size="12pt" officeooo:rsid="0056ca66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0" style:family="text">
      <style:text-properties fo:color="#000000" loext:opacity="100%" style:font-name="Liberation Serif" fo:font-size="12pt" officeooo:rsid="007e6d69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1" style:family="text">
      <style:text-properties fo:color="#000000" loext:opacity="100%" style:font-name="Liberation Serif" fo:font-size="12pt" officeooo:rsid="007f13ad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2" style:family="text">
      <style:text-properties fo:color="#000000" loext:opacity="100%" style:font-name="Liberation Serif" fo:font-size="12pt" officeooo:rsid="008d8197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3" style:family="text">
      <style:text-properties fo:color="#000000" loext:opacity="100%" style:font-name="Liberation Serif" fo:font-size="12pt" officeooo:rsid="008d8a1b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4" style:family="text">
      <style:text-properties fo:color="#000000" loext:opacity="100%" style:font-name="Liberation Serif" fo:font-size="12pt" officeooo:rsid="008eaec8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5" style:family="text">
      <style:text-properties fo:color="#000000" loext:opacity="100%" style:font-name="Liberation Serif" fo:font-size="12pt" officeooo:rsid="008f0f52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6" style:family="text">
      <style:text-properties fo:color="#000000" loext:opacity="100%" style:font-name="Liberation Serif" fo:font-size="12pt" officeooo:rsid="008fc482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7" style:family="text">
      <style:text-properties fo:color="#000000" loext:opacity="100%" style:font-name="Liberation Serif" fo:font-size="12pt" officeooo:rsid="0091e43d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8" style:family="text">
      <style:text-properties fo:color="#000000" loext:opacity="100%" style:font-name="Liberation Serif" fo:font-size="12pt" officeooo:rsid="00962f96" style:font-size-asian="12pt" style:font-name-complex="Times New Roman1" style:font-size-complex="12pt" style:font-weight-complex="bold">
        <loext:char-complex-color loext:theme-type="dark1" loext:color-type="theme"/>
      </style:text-properties>
    </style:style>
    <style:style style:name="T19" style:family="text">
      <style:text-properties fo:color="#000000" loext:opacity="100%" style:font-name="Liberation Serif" fo:font-size="12pt" fo:font-style="normal" officeooo:rsid="0056ca66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0" style:family="text">
      <style:text-properties fo:color="#000000" loext:opacity="100%" style:font-name="Liberation Serif" fo:font-size="12pt" fo:font-style="normal" officeooo:rsid="00595897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1" style:family="text">
      <style:text-properties fo:color="#000000" loext:opacity="100%" style:font-name="Liberation Serif" fo:font-size="12pt" fo:font-style="normal" officeooo:rsid="008299ef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2" style:family="text">
      <style:text-properties fo:color="#000000" loext:opacity="100%" style:font-name="Liberation Serif" fo:font-size="12pt" fo:font-style="normal" officeooo:rsid="0083f32d" style:font-size-asian="12pt" style:font-style-asian="normal" style:font-name-complex="Times New Roman1" style:font-size-complex="12pt" style:font-style-complex="normal" style:font-weight-complex="bold">
        <loext:char-complex-color loext:theme-type="dark1" loext:color-type="theme"/>
      </style:text-properties>
    </style:style>
    <style:style style:name="T23" style:family="text">
      <style:text-properties fo:color="#000000" loext:opacity="100%" style:font-name="Liberation Serif" fo:font-size="12pt" fo:font-weight="normal" officeooo:rsid="008d8a1b" style:font-size-asian="12pt" style:font-weight-asian="normal" style:font-name-complex="Times New Roman1" style:font-size-complex="12pt" style:font-weight-complex="normal">
        <loext:char-complex-color loext:theme-type="dark1" loext:color-type="theme"/>
      </style:text-properties>
    </style:style>
    <style:style style:name="T24" style:family="text">
      <style:text-properties fo:color="#000000" loext:opacity="100%" style:font-name="Liberation Serif" fo:font-size="12pt" fo:font-weight="normal" officeooo:rsid="008d8197" style:font-size-asian="12pt" style:font-weight-asian="normal" style:font-name-complex="Times New Roman1" style:font-size-complex="12pt" style:font-weight-complex="bold">
        <loext:char-complex-color loext:theme-type="dark1" loext:color-type="theme"/>
      </style:text-properties>
    </style:style>
    <style:style style:name="T25" style:family="text">
      <style:text-properties officeooo:rsid="004becc6"/>
    </style:style>
    <style:style style:name="T26" style:family="text">
      <style:text-properties officeooo:rsid="008b67f7"/>
    </style:style>
    <style:style style:name="T27" style:family="text">
      <style:text-properties fo:color="#000007" loext:opacity="100%" style:font-name="Times New Roman" style:font-name-asian="Times New Roman1" style:language-asian="ru" style:country-asian="RU" style:font-name-complex="Times New Roman1"/>
    </style:style>
    <style:style style:name="T28" style:family="text">
      <style:text-properties fo:color="#000007" loext:opacity="100%" style:font-name="Times New Roman" fo:language="en" fo:country="US" fo:font-weight="bold" style:font-name-asian="Times New Roman1" style:language-asian="ru" style:country-asian="RU" style:font-weight-asian="bold" style:font-name-complex="Times New Roman1" style:font-weight-complex="bold"/>
    </style:style>
    <style:style style:name="T29" style:family="text">
      <style:text-properties fo:color="#000007" loext:opacity="100%" style:font-name="Times New Roman" fo:font-weight="bold" style:font-name-asian="Times New Roman1" style:language-asian="ru" style:country-asian="RU" style:font-weight-asian="bold" style:font-name-complex="Times New Roman1" style:font-weight-complex="bold"/>
    </style:style>
    <style:style style:name="T30" style:family="text">
      <style:text-properties fo:color="#0000ff" loext:opacity="100%" style:font-name="Times New Roman" style:font-name-asian="Times New Roman1" style:language-asian="ru" style:country-asian="RU" style:font-name-complex="Times New Roman1"/>
    </style:style>
    <style:style style:name="T31" style:family="text">
      <style:text-properties officeooo:rsid="00958efe"/>
    </style:style>
    <style:style style:name="fr1" style:family="graphic" style:parent-style-name="Frame">
      <style:graphic-properties fo:margin-left="0cm" fo:margin-right="0cm" fo:margin-top="0cm" fo:margin-bottom="0cm" style:wrap="dynamic" style:number-wrapped-paragraphs="no-limit" style:vertical-pos="top" style:vertical-rel="paragraph" style:horizontal-pos="center" style:horizontal-rel="paragraph" fo:padding="0cm" fo:border="none"/>
    </style:style>
    <style:style style:name="fr2" style:family="graphic" style:parent-style-name="Graphics">
      <style:graphic-properties fo:margin-left="0cm" fo:margin-right="0cm" fo:margin-top="0cm" fo:margin-bottom="0cm" style:run-through="foreground" style:wrap="none" style:vertical-pos="top" style:vertical-rel="paragraph-content" style:horizontal-pos="center" style:horizontal-rel="paragraph-content" fo:padding="0cm" fo:border="none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 loext:rel-width-rel="paragraph"/>
    </style:style>
    <style:style style:name="Sect1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Федеральное государственное автономное образовательное учреждение высшего образования «Национальный исследовательский университет ИТМО»</text:p>
      <text:p text:style-name="P31" loext:marker-style-name="T1"><text:span text:style-name="T4">Факультет Программной Инженерии и Компьютерной Техники</text:span></text:p>
      <text:p text:style-name="P31" loext:marker-style-name="T1"><text:span text:style-name="T4"/></text:p>
      <text:p text:style-name="P31" loext:marker-style-name="T1"><text:span text:style-name="T4"/></text:p>
      <text:p text:style-name="P31" loext:marker-style-name="T1"><text:span text:style-name="T4"/></text:p>
      <text:p text:style-name="P31" loext:marker-style-name="T1"><text:span text:style-name="T4"/></text:p>
      <text:p text:style-name="P33" loext:marker-style-name="T1"><text:span text:style-name="T4">­</text:span></text:p>
      <text:p text:style-name="P32" loext:marker-style-name="T1"><text:span text:style-name="T5">Лабораторная работа №</text:span><text:span text:style-name="T6">4</text:span></text:p>
      <text:p text:style-name="P32" loext:marker-style-name="T1"><text:span text:style-name="T4">«Исследование протоколов, форматов обмена информацией и языков разметки документов»</text:span></text:p>
      <text:p text:style-name="P7">Вариант №<text:span text:style-name="T26">25</text:span></text:p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6"/>
      <text:p text:style-name="P8"/>
      <text:p text:style-name="P8"/>
      <text:p text:style-name="P8"/>
      <text:p text:style-name="P8"/>
      <text:p text:style-name="P8"/>
      <text:p text:style-name="P8"/>
      <text:p text:style-name="P8">Выполнил:</text:p>
      <text:p text:style-name="P8">Решетников Сергей Евгеньевич</text:p>
      <text:p text:style-name="P8">Группа Р3108</text:p>
      <text:p text:style-name="P8">Проверил:</text:p>
      <text:p text:style-name="P8">Преподаватель ПИиКТ</text:p>
      <text:p text:style-name="P9">Бострикова Дарья Константиновна</text:p>
      <text:p text:style-name="P10"/>
      <text:table-of-content text:style-name="Sect1" text:name="Оглавление1">
        <text:table-of-content-source text:outline-level="10">
          <text:index-title-template text:style-name="Contents_20_Heading">Оглавление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Оглавление1_Head">
            <text:p text:style-name="P13">Оглавление</text:p>
          </text:index-title>
          <text:p text:style-name="P12"><text:a xlink:type="simple" xlink:href="#__RefHeading___Toc1014_1681913967" text:style-name="Index_20_Link" text:visited-style-name="Index_20_Link">1. Задание<text:tab/>3</text:a></text:p>
          <text:p text:style-name="P12"><text:a xlink:type="simple" xlink:href="#__RefHeading___Toc1355_3625677766" text:style-name="Index_20_Link" text:visited-style-name="Index_20_Link">2. Основные этапы работы<text:tab/>5</text:a></text:p>
          <text:p text:style-name="P12"><text:a xlink:type="simple" xlink:href="#__RefHeading___Toc2605_2167578273" text:style-name="Index_20_Link" text:visited-style-name="Index_20_Link">3. Вывод<text:tab/>7</text:a></text:p>
          <text:p text:style-name="P12"><text:a xlink:type="simple" xlink:href="#__RefHeading___Toc2605_2167578273%20%D0%9A%D0%BE%D0%BF%D0%B8%D1%8F%201" text:style-name="Index_20_Link" text:visited-style-name="Index_20_Link">4. Источники<text:tab/>7</text:a></text:p>
        </text:index-body>
      </text:table-of-content>
      <text:p text:style-name="P11"/>
      <text:h text:style-name="P20" text:outline-level="1" text:is-list-header="true"><text:bookmark-start text:name="__RefHeading___Toc1014_1681913967"/><text:span text:style-name="T25">1. </text:span>Задание<text:bookmark-end text:name="__RefHeading___Toc1014_1681913967"/></text:h>
      <text:p text:style-name="P15"><text:tab/></text:p>
      <text:list text:style-name="WWNum6">
        <text:list-item>
          <text:p text:style-name="P25" loext:marker-style-name="T27"><text:span text:style-name="T27">Определить номер варианта как остаток деления на 36 последних двух цифр своего идентификационного номера в ISU. В случае, если в данный день недели нет занятий, то увеличить номер варианта на восемь. <text:s/></text:span><text:span text:style-name="T28">JSON-&gt;XML(</text:span><text:span text:style-name="T29">четверг)</text:span></text:p>
        </text:list-item>
        <text:list-item>
          <text:p text:style-name="P26" loext:marker-style-name="T27"><text:span text:style-name="T27">Изучить форму Бэкуса-Наура. </text:span></text:p>
        </text:list-item>
        <text:list-item>
          <text:p text:style-name="P26" loext:marker-style-name="T27"><text:span text:style-name="T27">Изучить основные принципы организации формальных грамматик. </text:span></text:p>
        </text:list-item>
        <text:list-item>
          <text:p text:style-name="P26" loext:marker-style-name="T27"><text:span text:style-name="T27">Изучить особенности языков разметки/форматов JSON, YAML, XML. </text:span></text:p>
        </text:list-item>
        <text:list-item>
          <text:p text:style-name="P26" loext:marker-style-name="T27"><text:span text:style-name="T27">Понять устройство страницы с расписанием на примере расписания лектора: </text:span><text:a xlink:type="simple" xlink:href="https://itmo.ru/ru/schedule/3/125598/raspisanie_zanyatiy.htm" text:style-name="Internet_20_link" text:visited-style-name="Visited_20_Internet_20_Link"><text:span text:style-name="T30">https://itmo.ru/ru/schedule/3/125598/raspisanie_zanyatiy.htm </text:span></text:a></text:p>
        </text:list-item>
        <text:list-item>
          <text:p text:style-name="P26" loext:marker-style-name="T27"><text:span text:style-name="T27">Исходя из структуры расписания конкретного дня, сформировать файл с расписанием в формате, указанном в задании в качестве исходного. При этом необходимо, чтобы в выбранном дне было не менее двух занятий (можно использовать своё персональное). В случае, если в данный день недели нет таких занятий, то увеличить номер варианта ещё на восемь. </text:span></text:p>
        </text:list-item>
        <text:list-item>
          <text:p text:style-name="P26" loext:marker-style-name="T27"><text:span text:style-name="T27">Обязательное задание (позволяет набрать до 45 процентов от максимального числа баллов БаРС за данную лабораторную): написать программу на языке Python 3.x, которая бы осуществляла парсинг и конвертацию исходного файла в новый путём простой замены метасимволов исходного формата на метасимволы результирующего формата. </text:span></text:p>
        </text:list-item>
        <text:list-item>
          <text:p text:style-name="P26" loext:marker-style-name="T27"><text:span text:style-name="T27">Нельзя использовать готовые библиотеки, в том числе регулярные выражения в Python и библиотеки для загрузки XML-файлов. </text:span></text:p>
        </text:list-item>
        <text:list-item>
          <text:p text:style-name="P27" loext:marker-style-name="T27"><text:span text:style-name="T27">Дополнительное задание No1 (позволяет набрать +10 процентов от максимального числа баллов БаРС за данную лабораторную). a)  Найти готовые библиотеки, осуществляющие аналогичный парсинг и конвертацию файлов. </text:span></text:p>
        </text:list-item>
      </text:list>
      <text:p text:style-name="P28" loext:marker-style-name="T27"><text:span text:style-name="T27">b)  Переписать исходный код, применив найденные библиотеки. Регулярные выражения также нельзя использовать. </text:span></text:p>
      <text:p text:style-name="P28" loext:marker-style-name="T27"><text:span text:style-name="T27">c)  Сравнить полученные результаты и объяснить их сходство/различие. Объяснение должно быть отражено в отчёте. </text:span></text:p>
      <text:p text:style-name="P2"><text:soft-page-break/><text:span text:style-name="T27"><text:tab/>10Дополнительное задание No2 (позволяет набрать +10 процентов от максимального числа баллов БаРС за данную лабораторную). </text:span></text:p>
      <text:p text:style-name="P29" loext:marker-style-name="T27"><text:span text:style-name="T27">a)  Переписать исходный код, добавив в него использование регулярных выражений.</text:span></text:p>
      <text:p text:style-name="P29" loext:marker-style-name="T27"><text:span text:style-name="T27">b)  Сравнить полученные результаты и объяснить их сходство/различие. Объяснение <text:s text:c="9"/>должно быть отражено в отчёте. </text:span></text:p>
      <text:p text:style-name="P34">11.Дополнительное задание <text:span text:style-name="T31">№</text:span>3 (позволяет набрать +25 процентов от максимального числа баллов БаРС за данную лабораторную). </text:p>
      <text:p text:style-name="P35">а) Переписать исходный код таким образом, чтобы для решения задачи использовались формальные грамматики. То есть ваш код должен уметь осуществлять парсинг и конвертацию любых данных, представленных в исходном формате, в данные, представленные в результирующем формате: как с готовыми библиотеками из дополнительного задания No1. </text:p>
      <text:p text:style-name="P35">b) Проверку осуществить как минимум для расписания с двумя учебными днями по два занятия в каждом. </text:p>
      <text:p text:style-name="P35">с) Сравнить полученные результаты и объяснить их сходство/различие. Объяснение должно быть отражено в отчёте. </text:p>
      <text:p text:style-name="P34">12.Дополнительное задание No4 (позволяет набрать +5 процентов от максимального числа баллов БаРС за данную лабораторную). </text:p>
      <text:p text:style-name="P36">a)  Используя свою исходную программу из обязательного задания и программы из дополнительных заданий, сравнить стократное время выполнения парсинга + конвертации в цикле. </text:p>
      <text:p text:style-name="P3"><text:soft-page-break/><text:span text:style-name="T27">b)  Проанализировать полученные результаты и объяснить их сходство/различие. Объяснение должно быть отражено в отчёте. </text:span></text:p>
      <text:p text:style-name="P34">13.Дополнительное задание No5 (позволяет набрать +5 процентов от максимального числа баллов БаРС за данную лабораторную). </text:p>
      <text:p text:style-name="P36">a)  Переписать исходную программу, чтобы она осуществляла парсинг и конвертацию исходного файла в любой другой формат (кроме JSON, YAML, XML, HTML): PROTOBUF, TSV, CSV, WML и т.п. </text:p>
      <text:p text:style-name="P36">b)  Проанализировать полученные результаты, объяснить особенности использования формата. Объяснение должно быть отражено в отчёте. </text:p>
      <text:p text:style-name="P2" loext:marker-style-name="T27"><text:span text:style-name="T27">14.Проверить, что все пункты задания выполнены и выполнены верно. </text:span></text:p>
      <text:p text:style-name="P2" loext:marker-style-name="T27"><text:span text:style-name="T27">15.Написать отчёт о проделанной работе. </text:span></text:p>
      <text:p text:style-name="P2" loext:marker-style-name="T27"><text:span text:style-name="T27">16.Подготовиться к устным вопросам на защите. </text:span></text:p>
      <text:h text:style-name="P21" text:outline-level="1"><text:bookmark-start text:name="__RefHeading___Toc1355_3625677766"/><text:span text:style-name="T12">2</text:span><text:span text:style-name="T10">. </text:span><text:span text:style-name="T12">Основные этапы </text:span><text:span text:style-name="T17">работы</text:span><text:bookmark-end text:name="__RefHeading___Toc1355_3625677766"/></text:h>
      <text:p text:style-name="Text_20_body"><text:bookmark-start text:name="__RefHeading___Toc1365_3625677766"/><text:span text:style-name="T24"><text:tab/></text:span><text:span text:style-name="T23">Репозиторий с кодом: </text:span><text:a xlink:type="simple" xlink:href="https://github.com/NF-coder/ITMO_repo/tree/main/informatics/sem1/lab4" text:style-name="Internet_20_link" text:visited-style-name="Visited_20_Internet_20_Link">https://github.com/NF-coder/ITMO_repo/tree/main/informatics/sem1/lab4</text:a><text:bookmark-end text:name="__RefHeading___Toc1365_3625677766"/></text:p>
      <text:p text:style-name="P37"><text:tab/> <text:span text:style-name="T13">Результат для основного задания</text:span><text:span text:style-name="T18">:<text:line-break/><text:tab/><text:tab/> </text:span><text:a xlink:type="simple" xlink:href="https://github.com/NF-coder/ITMO_repo/blob/main/informatics/sem1/lab4/out0.json" text:style-name="Internet_20_link" text:visited-style-name="Visited_20_Internet_20_Link">https://github.com/NF-coder/ITMO_repo/blob/main/informatics/sem1/lab4/out0.json</text:a><text:span text:style-name="T18"><text:line-break/><text:tab/><text:tab/>Р</text:span><text:span text:style-name="T14">езультат работы </text:span><text:span text:style-name="T15">скрипта</text:span><text:span text:style-name="T14"> идентичен результату работы библиотеки, </text:span><text:span text:style-name="T18">однако он очень чувствителен к входным данным, даже корректый файлик со схожей струкурой будет обработан некорректно. </text:span></text:p>
      <text:p text:style-name="P18"><text:span text:style-name="T11"><text:tab/></text:span><text:span text:style-name="T13">Результат для дополнительного задания 3: </text:span><text:a xlink:type="simple" xlink:href="https://github.com/NF-coder/ITMO_repo/blob/main/informatics/sem1/lab4/out1.json" text:style-name="Internet_20_link" text:visited-style-name="Visited_20_Internet_20_Link">https://github.com/NF-coder/ITMO_repo/blob/main/informatics/sem1/lab4/out1.json</text:a><text:span text:style-name="T13"><text:line-break/><text:tab/><text:tab/></text:span><text:span text:style-name="T14">Результат работы </text:span><text:span text:style-name="T15">скрипта</text:span><text:span text:style-name="T14"> идентичен результату работы библиотеки.</text:span></text:p>
      <text:p text:style-name="P18"><text:span text:style-name="T13"><text:tab/>Результат для дополнительного задания 2: </text:span><text:a xlink:type="simple" xlink:href="https://github.com/NF-coder/ITMO_repo/blob/main/informatics/sem1/lab4/out2.json" text:style-name="Internet_20_link" text:visited-style-name="Visited_20_Internet_20_Link">https://github.com/NF-coder/ITMO_repo/blob/main/informatics/sem1/lab4/out2.json</text:a><text:span text:style-name="T13"><text:line-break/></text:span><text:soft-page-break/><text:span text:style-name="T13"><text:tab/><text:tab/></text:span><text:span text:style-name="T14">Результат работы </text:span><text:span text:style-name="T15">варианта, использующего регулярные выражения</text:span><text:span text:style-name="T14"> </text:span><text:span text:style-name="T15">на данном наборе идентичен результату работы скрипта, не использующего их. Однако вариант, использующий регулярные выражения, не умеет обрабатывать атрибуты. </text:span></text:p>
      <text:p text:style-name="P17"><text:span text:style-name="T13"><text:tab/>Результат для дополнительного задания 1: </text:span><text:a xlink:type="simple" xlink:href="https://github.com/NF-coder/ITMO_repo/blob/main/informatics/sem1/lab4/out3.json" text:style-name="Internet_20_link" text:visited-style-name="Visited_20_Internet_20_Link">https://github.com/NF-coder/ITMO_repo/blob/main/informatics/sem1/lab4/out3.json</text:a><text:span text:style-name="T13"><text:line-break/><text:tab/></text:span><text:span text:style-name="T14"><text:tab/>Результат работы библиотеки идентичен результату работы самописного скрипта.</text:span></text:p>
      <text:p text:style-name="P19"><text:span text:style-name="T14"><text:tab/></text:span><text:span text:style-name="T13">Результат для дополнительного задания </text:span><text:span text:style-name="T16">4</text:span><text:span text:style-name="T13">: </text:span></text:p>
      <text:p text:style-name="P19"><text:span text:style-name="T13"><text:tab/><text:tab/></text:span><draw:frame draw:style-name="fr1" draw:name="Врезка1" text:anchor-type="char" svg:width="16.501cm" draw:z-index="0"><draw:text-box fo:min-height="1.639cm"><text:p text:style-name="P14"><draw:frame draw:style-name="fr2" draw:name="Изображение1" text:anchor-type="paragraph" svg:width="16.501cm" style:rel-width="100%" svg:height="1.639cm" style:rel-height="scale" draw:z-index="1"><draw:image xlink:href="Pictures/10000001000003B200000066C33B7CCB.png" xlink:type="simple" xlink:show="embed" xlink:actuate="onLoad" draw:mime-type="image/png"/></draw:frame>Рисунок <text:sequence text:ref-name="refDrawing0" text:name="Drawing" text:formula="ooow:Drawing+1" style:num-format="1">1</text:sequence><text:s/>- Результат измерений</text:p></draw:text-box></draw:frame><text:span text:style-name="T16">task1 — Время работы для основного задания и задания №3<text:line-break/><text:tab/><text:tab/>task2 — Время работы для задания №2<text:line-break/><text:tab/><text:tab/>task3 — Время работы для задания №1<text:line-break/><text:tab/><text:tab/>Решение с регулярными выражениями скорее всего тратит много времени на компиляцию регулярного выражения, что замедляет работу на маленьких файлах, но может положительно сказываться на работе с большими файлами<text:line-break/><text:tab/><text:tab/> Решение с библиотекой может быть быстрым т. к. внутри может быть код на С + хорошая оптимизация со стороны разработчиков</text:span></text:p>
      <text:p text:style-name="P17"><text:span text:style-name="T13"><text:tab/>Результат для дополнительного задания </text:span><text:span text:style-name="T16">5</text:span><text:span text:style-name="T13">: </text:span><text:a xlink:type="simple" xlink:href="https://github.com/NF-coder/ITMO_repo/blob/main/informatics/sem1/lab4/out4.proto" text:style-name="Internet_20_link" text:visited-style-name="Visited_20_Internet_20_Link">https://github.com/NF-coder/ITMO_repo/blob/main/informatics/sem1/lab4/out4.proto</text:a><text:span text:style-name="T13"><text:line-break/><text:tab/><text:tab/></text:span><text:span text:style-name="T16">XML файл был преобразован в PROTOBUF, который часто используется для эффективного обмена данными между различными частями приложения (gRPC)</text:span></text:p>
      <text:h text:style-name="P22" text:outline-level="1" text:is-list-header="true"><text:bookmark-start text:name="_Toc146361777"/><text:bookmark-start text:name="__RefHeading___Toc2605_2167578273"/><text:span text:style-name="T17">3</text:span><text:bookmark-end text:name="_Toc146361777"/><text:span text:style-name="T8">. Вывод</text:span><text:bookmark-end text:name="__RefHeading___Toc2605_2167578273"/></text:h>
      <text:p text:style-name="P16"><text:span text:style-name="T1"><text:tab/>В ходе выполнения лабораторной работы, я познакомился с форматами JSON, XML, </text:span><text:span text:style-name="T3">PROTOBUF</text:span><text:span text:style-name="T1">. Также был получен опыт преобразования форматов между собой с помощью библиотек и самописного алгоритма. Кроме того, был повторно изучен материал для работы с регулярными выражениями.</text:span></text:p>
      <text:h text:style-name="P23" text:outline-level="1" text:is-list-header="true"><text:bookmark-start text:name="__RefHeading___Toc2605_2167578273 Копия 1"/><text:bookmark-start text:name="_Toc146361777 Копия 1"/><text:span text:style-name="T17">4</text:span><text:bookmark-end text:name="_Toc146361777 Копия 1"/><text:span text:style-name="T8">. </text:span><text:span text:style-name="T9">Источники</text:span><text:bookmark-end text:name="__RefHeading___Toc2605_2167578273 Копия 1"/></text:h>
      <text:p text:style-name="P1"><text:span text:style-name="T19">1. Информатика</text:span><text:span text:style-name="Emphasis"><text:span text:style-name="T19"> [Электронный ресурс]: </text:span></text:span><text:span text:style-name="Emphasis"><text:span text:style-name="T22">YouTube</text:span></text:span><text:span text:style-name="Emphasis"><text:span text:style-name="T19">. – URL: </text:span></text:span><text:a xlink:type="simple" xlink:href="https://youtu.be/X8jsijhllIA?si=Tl5zpwxht8yCeJbM" text:style-name="Internet_20_link" text:visited-style-name="Visited_20_Internet_20_Link"><text:span text:style-name="Emphasis"><text:span text:style-name="T20">https://youtu.be/X8jsijhllIA</text:span></text:span></text:a><text:span text:style-name="Emphasis"><text:span text:style-name="T19"> (дата обращения: </text:span></text:span><text:span text:style-name="Emphasis"><text:span text:style-name="T20">0</text:span></text:span><text:span text:style-name="Emphasis"><text:span text:style-name="T21">5</text:span></text:span><text:span text:style-name="Emphasis"><text:span text:style-name="T19">.</text:span></text:span><text:span text:style-name="Emphasis"><text:span text:style-name="T21">10</text:span></text:span><text:span text:style-name="Emphasis"><text:span text:style-name="T19">.20</text:span></text:span><text:span text:style-name="Emphasis"><text:span text:style-name="T20">24</text:span></text:span><text:span text:style-name="Emphasis"><text:span text:style-name="T19">).</text:span></text:span><text:span text:style-name="Emphasis"><text:span text:style-name="T21">ко</text:span></text:span></text:p>
      <text:p text:style-name="P4">2. <text:span text:style-name="T7">Алексеев Е. Г., Богатырев С. Д. Информатика: Мультимедийный электронный учебник. Саранск: 2009. </text:span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ru" fo:country="RU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Header" style:family="paragraph" style:parent-style-name="Standard" style:class="extra">
      <style:paragraph-properties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25cm" style:type="center"/>
          <style:tab-stop style:position="16.501cm" style:type="right"/>
        </style:tab-stops>
      </style:paragraph-properties>
    </style:style>
    <style:style style:name="Index_20_Heading" style:display-name="Index Heading" style:family="paragraph" style:parent-style-name="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Contents_20_1" style:display-name="Contents 1" style:family="paragraph" style:parent-style-name="Index" style:class="index">
      <style:paragraph-properties fo:margin-lef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Contents_20_2" style:display-name="Contents 2" style:family="paragraph" style:parent-style-name="Index" style:class="index">
      <style:paragraph-properties fo:margin-left="0.499cm" fo:text-indent="0cm" style:auto-text-indent="false">
        <style:tab-stops>
          <style:tab-stop style:position="16.002cm" style:type="right" style:leader-style="dotted" style:leader-text=".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Contents" style:display-name="List Contents" style:family="paragraph" style:parent-style-name="Standard" style:class="html">
      <style:paragraph-properties fo:margin-left="1cm"/>
    </style:style>
    <style:style style:name="List_20_Heading" style:display-name="List Heading" style:family="paragraph" style:parent-style-name="Standard" style:next-style-name="List_20_Contents" style:class="html">
      <style:paragraph-properties fo:margin-left="0cm"/>
    </style:style>
    <style:style style:name="Normal_20__28_Web_29_" style:display-name="Normal (Web)" style:family="paragraph" style:parent-style-name="Standard">
      <style:paragraph-properties fo:margin-top="0.494cm" fo:margin-bottom="0.494cm" style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ru" style:country-asian="RU" style:font-name-complex="Times New Roman1" style:font-family-complex="'Times New Roman'" style:font-family-generic-complex="system" style:font-pitch-complex="variable"/>
    </style:style>
    <style:style style:name="Figure" style:family="paragraph" style:parent-style-name="Caption" style:class="extra"/>
    <style:style style:name="Drawing" style:family="paragraph" style:parent-style-name="Caption" style:class="extra"/>
    <style:style style:name="Frame_20_contents" style:display-name="Frame contents" style:family="paragraph" style:parent-style-name="Standard" style:class="extra"/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Index_20_Link" style:display-name="Index Link" style:family="text"/>
    <style:style style:name="Visited_20_Internet_20_Link" style:display-name="Visited Internet Link" style:family="text">
      <style:text-properties fo:color="#800000" loext:opacity="100%" style:text-underline-style="solid" style:text-underline-width="auto" style:text-underline-color="font-color"/>
    </style:style>
    <style:style style:name="Emphasis" style:family="text">
      <style:text-properties fo:font-style="italic" style:font-style-asian="italic" style:font-style-complex="italic"/>
    </style:style>
    <style:style style:name="Numbering_20_Symbols" style:display-name="Numbering Symbols" style:family="text"/>
    <style:style style:name="ListLabel_20_46" style:display-name="ListLabel 46" style:family="text"/>
    <style:style style:name="ListLabel_20_47" style:display-name="ListLabel 47" style:family="text"/>
    <style:style style:name="ListLabel_20_48" style:display-name="ListLabel 48" style:family="text"/>
    <style:style style:name="ListLabel_20_49" style:display-name="ListLabel 49" style:family="text"/>
    <style:style style:name="ListLabel_20_50" style:display-name="ListLabel 50" style:family="text"/>
    <style:style style:name="ListLabel_20_51" style:display-name="ListLabel 51" style:family="text"/>
    <style:style style:name="ListLabel_20_52" style:display-name="ListLabel 52" style:family="text"/>
    <style:style style:name="ListLabel_20_53" style:display-name="ListLabel 53" style:family="text"/>
    <style:style style:name="ListLabel_20_54" style:display-name="ListLabel 54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6">
      <text:list-level-style-number text:level="1" text:style-name="ListLabel_20_46" loext:num-list-format="%1%.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ListLabel_20_47" loext:num-list-format="%2%.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text:style-name="ListLabel_20_48" loext:num-list-format="%3%.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text:style-name="ListLabel_20_49" loext:num-list-format="%4%.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text:style-name="ListLabel_20_50" loext:num-list-format="%5%.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text:style-name="ListLabel_20_51" loext:num-list-format="%6%.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text:style-name="ListLabel_20_52" loext:num-list-format="%7%.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text:style-name="ListLabel_20_53" loext:num-list-format="%8%.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text:style-name="ListLabel_20_54" loext:num-list-format="%9%.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style style:name="MP1" style:family="paragraph" style:parent-style-name="Standard">
      <style:paragraph-properties fo:margin-top="0.423cm" fo:margin-bottom="0cm" style:contextual-spacing="false" fo:line-height="150%" fo:text-align="center" style:justify-single-word="false"/>
      <style:text-properties officeooo:paragraph-rsid="001724df"/>
    </style:style>
    <style:style style:name="MT1" style:family="text">
      <style:text-properties style:font-name="Times New Roman" style:font-name-complex="Times New Roman1"/>
    </style:style>
    <style:style style:name="MT2" style:family="text">
      <style:text-properties style:font-name="Times New Roman" officeooo:rsid="001724df" style:font-name-complex="Times New Roman1"/>
    </style:style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.6cm" fo:margin-left="0cm" fo:margin-right="0cm" fo:margin-top="0.499cm" fo:background-color="transparent" style:dynamic-spacing="false" draw:fill="none" draw:fill-color="#729fcf"/>
      </style:footer-style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 loext:marker-style-name="MT1"><text:bookmark-start text:name="PageNumWizard_FOOTER_Базовый2"/><text:span text:style-name="MT2"><text:page-number text:select-page="current">7</text:page-number></text:span><text:bookmark-end text:name="PageNumWizard_FOOTER_Базовый2"/></text:p>
      </style:footer>
      <style:footer-first>
        <text:p text:style-name="MP1" loext:marker-style-name="MT1"><text:span text:style-name="MT1">Санкт-Петербург 202</text:span><text:span text:style-name="MT2">4</text:span></text:p>
      </style:footer-first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7T17:44:13.805269589</meta:creation-date>
    <meta:generator>LibreOffice/24.2.6.2$Linux_X86_64 LibreOffice_project/420$Build-2</meta:generator>
    <dc:date>2024-11-30T17:45:08.918304742</dc:date>
    <meta:editing-duration>P3DT12H4M29S</meta:editing-duration>
    <meta:editing-cycles>79</meta:editing-cycles>
    <meta:print-date>2024-11-16T18:31:48.468948751</meta:print-date>
    <meta:printed-by>Файлы PDF</meta:printed-by>
    <meta:document-statistic meta:table-count="0" meta:image-count="1" meta:object-count="0" meta:page-count="7" meta:paragraph-count="63" meta:word-count="805" meta:character-count="6680" meta:non-whitespace-character-count="5859"/>
  </office:meta>
</office:document-meta>
</file>